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5266202416763446767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02490180178953924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231158969197892529" text:style-name="L3">
        <text:list-item>
          <text:list>
            <text:list-header>
              <text:p text:style-name="P12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8"><text:soft-page-break/>Sat 4/9/16 <text:span text:style-name="T1">5 miles</text:span></text:p>
      <text:p text:style-name="P8">½ mile jog</text:p>
      <text:p text:style-name="P8">On treadmill: ½ mile in 5:00, 3 miles at 9:00/mi, ½ mile in 5:00</text:p>
      <text:p text:style-name="P8">½ mile jog</text:p>
      <text:p text:style-name="P8"/>
      <text:p text:style-name="P9">My knee is feeling considerably better. <text:s/>The 9 minute miles I have been running on a treadmill during the past 5 workouts have helped. </text:p>
      <text:p text:style-name="P9"/>
      <text:p text:style-name="P8">Sun 4/10/16 <text:span text:style-name="T1">5.5 miles</text:span></text:p>
      <text:p text:style-name="P8">½ mile jog</text:p>
      <text:p text:style-name="P8">On treadmill: ½ mile in 5:00, 4 miles at 9:00/mi, ½ mile in 5:00</text:p>
      <text:p text:style-name="P8"/>
      <text:p text:style-name="P8">Mon 4/11/16 <text:span text:style-name="T1">2.5 miles</text:span></text:p>
      <text:p text:style-name="P8">I ran 2.5 miles on roads and outdoor track at about 10:00/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1T12:39:16.34</dc:date>
    <dc:creator>James Lombardi</dc:creator>
    <meta:editing-duration>PT14H20M54S</meta:editing-duration>
    <meta:editing-cycles>62</meta:editing-cycles>
    <meta:document-statistic meta:table-count="0" meta:image-count="0" meta:object-count="0" meta:page-count="8" meta:paragraph-count="250" meta:word-count="2642" meta:character-count="13250"/>
  </office:meta>
</office:document-meta>
</file>